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1.56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2cm" fo:margin-bottom="0cm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Redis</text:p>
          </draw:text-box>
        </draw:frame>
        <draw:frame presentation:style-name="pr2" draw:text-style-name="P2" draw:layer="layout" svg:width="25.199cm" svg:height="19.019cm" svg:x="1.2cm" svg:y="5.031cm" presentation:class="subtitle" presentation:user-transformed="true">
          <draw:text-box>
            <text:p>Open-source хранилище данных в физической памяти. </text:p>
            <text:p>нереляционная высокопроизводительная СУБД</text:p>
            <text:p/>
            <text:p>Поддерживает структуры данных:</text:p>
            <text:list text:style-name="L1">
              <text:list-header>
                <text:p text:style-name="P1"/>
              </text:list-header>
              <text:list-item>
                <text:p text:style-name="P1"><text:span text:style-name="T1">String</text:span></text:p>
              </text:list-item>
              <text:list-item>
                <text:p text:style-name="P1"><text:span text:style-name="T1">Hash </text:span></text:p>
              </text:list-item>
              <text:list-item>
                <text:p text:style-name="P1"><text:span text:style-name="T1">List</text:span></text:p>
              </text:list-item>
              <text:list-item>
                <text:p text:style-name="P1"><text:span text:style-name="T1">Set, Sorted set with range queries</text:span></text:p>
              </text:list-item>
              <text:list-item>
                <text:p text:style-name="P1"><text:span text:style-name="T1">Bitmaps</text:span></text:p>
              </text:list-item>
              <text:list-item>
                <text:p text:style-name="P1"><text:span text:style-name="T1">Hyperloglogs</text:span></text:p>
              </text:list-item>
              <text:list-item>
                <text:p text:style-name="P1"><text:span text:style-name="T1">Geospatial indexes with radius queries</text:span></text:p>
              </text:list-item>
            </text:list>
            <text:p><text:span text:style-name="T1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Установк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Из сырцов (ubuntu)</text:p>
              </text:list-header>
              <text:list-item>
                <text:p><text:a xlink:href="https://habrahabr.ru/post/134974/" xlink:type="simple">https://habrahabr.ru/post/134974/</text:a> </text:p>
              </text:list-item>
              <text:list-item>
                <text:p><text:a xlink:href="http://redis.io/download" xlink:type="simple">http://redis.io/download</text:a></text:p>
                <text:p/>
                <text:p>Для <text:s/>тестов — консольная утилита redis-c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озможност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lication</text:p>
              </text:list-item>
              <text:list-item>
                <text:p>Lua scripting</text:p>
              </text:list-item>
              <text:list-item>
                <text:p>LRU eviction</text:p>
              </text:list-item>
              <text:list-item>
                <text:p>Transactions</text:p>
              </text:list-item>
              <text:list-item>
                <text:p>Pub/Sub </text:p>
              </text:list-item>
              <text:list-item>
                <text:p>Sharding (MD5, MurmureHash) with pipelining</text:p>
              </text:list-item>
              <text:list-item>
                <text:p>Remote server control commands</text:p>
              </text:list-item>
              <text:list-item>
                <text:p>Different levels of on-disk persistence</text:p>
              </text:list-item>
              <text:list-item>
                <text:p>Provides high availability via Redis Sentinel</text:p>
              </text:list-item>
              <text:list-item>
                <text:p>Automatic partitioning with Redis Cluster</text:p>
                <text:p/>
                <text:p>Можно сохранять данные либо путем сброса набора данных на диск, либо чрез добавление каждой команды в журнал.</text:p>
                <text:p>В самом простом варианте (если отбросить персистентность) используется как простой ке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коман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ET test:1:string "my binary safe string"</text:span></text:p>
              </text:list-item>
              <text:list-item>
                <text:p><text:span text:style-name="T2">GET test:1:string</text:span></text:p>
              </text:list-item>
              <text:list-item>
                <text:p><text:span text:style-name="T2">Pipelining</text:span></text:p>
                <text:p><text:span text:style-name="T2">"set test:1:pvalue 'test'`r`nget test:1:pvalue" | .\redis-cli</text:span></text:p>
              </text:list-item>
              <text:list-item>
                <text:p><text:span text:style-name="T2">Транзакции</text:span></text:p>
                <text:p><text:span text:style-name="T2">multi</text:span></text:p>
                <text:p><text:span text:style-name="T2">set test:1:trValue "1"</text:span></text:p>
                <text:p><text:span text:style-name="T2">exec</text:span></text:p>
              </text:list-item>
              <text:list-item>
                <text:p><text:span text:style-name="T2">Списки</text:span></text:p>
                <text:p><text:span text:style-name="T2">rpush test:1:messages "Hello, world!"</text:span></text:p>
                <text:p><text:span text:style-name="T2">rpush test:1:messages "Hello, user!"</text:span></text:p>
                <text:p><text:span text:style-name="T2">lrange test:1:messages 0 1</text:span></text:p>
              </text:list-item>
              <text:list-item>
                <text:p><text:span text:style-name="T2">Взять все ключи в хранилище 0</text:span></text:p>
                <text:p><text:span text:style-name="T2">Scan 0</text:span></text:p>
              </text:list-item>
              <text:list-item>
                <text:p><text:span text:style-name="T2">Хэш</text:span></text:p>
                <text:p><text:span text:style-name="T2">Взять тип ключа: type pid:2 # hash</text:span></text:p>
                <text:p><text:span text:style-name="T2">Взять значение конкретного хэша: hget pid:2 content # "I like java" </text:span></text:p>
                <text:p><text:span text:style-name="T2">Взять все филды хэша: hgetall pid:2</text:span></text:p>
                <text:p><text:span text:style-name="T2"/></text:p>
                <text:p/>
                <text:p><text:span text:style-name="T1">Полный список команд: </text:span><text:span text:style-name="T1"><text:a xlink:href="http://redis.io/commands" xlink:type="simple">http://redis.io/commands</text:a></text:span><text:span text:style-name="T1"> </text:span></text:p>
                <text:p><text:span text:style-name="T1">таблица команд: </text:span><text:span text:style-name="T1"><text:a xlink:href="http://lzone.de/cheat-sheet/Redis" xlink:type="simple">http://lzone.de/cheat-sheet/Redis</text:a>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кода с использованием Jedi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3">//Connecting to</text:span><text:span text:style-name="T4"> </text:span><text:span text:style-name="T5">Redis server on localhost</text:span></text:p>
            <text:p text:style-name="P3"><text:span text:style-name="T5">Jedis jedis = new Jedis("localhost");</text:span></text:p>
            <text:p text:style-name="P3"><text:span text:style-name="T5">System.out.println("Connection to server sucessfully");</text:span></text:p>
            <text:p text:style-name="P3"><text:span text:style-name="T5">//check whether server is running or not</text:span></text:p>
            <text:p text:style-name="P3"><text:span text:style-name="T5">System.out.</text:span><text:span text:style-name="T3">println("Server is running: "+jedis.ping());</text:span></text:p>
            <text:p text:style-name="P3"><text:span text:style-name="T3"/></text:p>
            <text:p text:style-name="P3"><text:span text:style-name="T3">//Connecting to Redis server on localhost</text:span></text:p>
            <text:p text:style-name="P3"><text:span text:style-name="T3">Jedis jedis = new Jedis("localhost");</text:span></text:p>
            <text:p text:style-name="P3"><text:span text:style-name="T3">System.out.println("Connection to server sucessfully");</text:span></text:p>
            <text:p text:style-name="P3"><text:span text:style-name="T3">//set the data in redis string</text:span></text:p>
            <text:p text:style-name="P3"><text:span text:style-name="T3">jedis.set("tutorial-name", "Redis tutorial 138");</text:span></text:p>
            <text:p text:style-name="P3"><text:span text:style-name="T3">// Get the stored data and print it</text:span></text:p>
            <text:p text:style-name="P3"><text:span text:style-name="T3">System.out.println("Stored string in redis:: "+ jedis.get("tutorial-name"));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Lis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p>//Connecting to Redis server on localhost</text:p>
            <text:p><text:s text:c="8"/>Jedis jedis = new Jedis("localhost");</text:p>
            <text:p><text:s text:c="8"/>System.out.println("Connection to server sucessfully");</text:p>
            <text:p><text:s text:c="8"/>//store data in redis list</text:p>
            <text:p><text:s text:c="8"/>jedis.lpush("tutorial-list", "Redis");</text:p>
            <text:p><text:s text:c="8"/>jedis.lpush("tutorial-list", "Mongodb");</text:p>
            <text:p><text:s text:c="8"/>jedis.lpush("tutorial-list", "Mysql");</text:p>
            <text:p><text:s text:c="8"/>// Get the stored data and print it</text:p>
            <text:p><text:s text:c="8"/>List&lt;String&gt; list = jedis.lrange("tutorial-list", 0 ,5);</text:p>
            <text:p><text:s text:c="8"/>for(int i=0; i&lt;list.size(); i++) {</text:p>
            <text:p><text:s text:c="12"/>System.out.println("Stored string in redis:: "+list.get(i));</text:p>
            <text:p><text:s text:c="8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Keys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//Connecting to Redis server on localhost</text:p>
            <text:p><text:s text:c="8"/>Jedis jedis = new Jedis("localhost");</text:p>
            <text:p><text:s text:c="8"/>System.out.println("Connection to server sucessfully");</text:p>
            <text:p><text:s text:c="8"/>//store data in redis list</text:p>
            <text:p/>
            <text:p><text:s text:c="8"/>// Get the stored data and print it</text:p>
            <text:p><text:s text:c="8"/>Set&lt;String&gt; keys = <text:s/>jedis.keys("*");</text:p>
            <text:p><text:s text:c="8"/>List&lt;String&gt; list = new ArrayList&lt;&gt;(keys);</text:p>
            <text:p/>
            <text:p/>
            <text:p><text:s text:c="8"/>for(int i=0; i&lt;list.size(); i++) {</text:p>
            <text:p><text:s text:c="12"/>System.out.println("List of stored keys:: "+list.get(i));</text:p>
            <text:p><text:s text:c="8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layer="layout" svg:width="25.199cm" svg:height="1.741cm" svg:x="1.4cm" svg:y="0.748cm" presentation:class="title" presentation:user-transformed="true">
          <draw:text-box>
            <text:p>Интеграция в Spring</text:p>
          </draw:text-box>
        </draw:frame>
        <draw:frame presentation:style-name="pr4" draw:layer="layout" svg:width="25.199cm" svg:height="18.311cm" svg:x="1.4cm" svg:y="2.489cm" presentation:class="outline" presentation:user-transformed="true">
          <draw:text-box>
            <text:p>applicationContext.xml</text:p>
            <text:p/>
            <text:p>&lt;?xml version="1.0" encoding="UTF-8"?&gt;</text:p>
            <text:p><text:s text:c="4"/></text:p>
            <text:p>&lt;bean id="jedisConnectionFactory" class="org.springframework.data.redis.connection.jedis.JedisConnectionFactory"</text:p>
            <text:p><text:s text:c="8"/>p:use-pool="true"/&gt;</text:p>
            <text:p><text:s text:c="2"/></text:p>
            <text:p><text:s text:c="2"/>&lt;!-- redis template definition --&gt;</text:p>
            <text:p>&lt;bean id="redisTemplate" class="org.springframework.data.redis.core.RedisTemplate" p:connectionFactory-ref="jedisConnectionFactory"/&gt;</text:p>
            <text:p><text:s text:c="4"/></text:p>
            <text:p>&lt;/beans&gt;</text:p>
            <text:p/>
            <text:p>public class Example {</text:p>
            <text:p/>
            <text:p><text:s text:c="2"/>// inject the actual template </text:p>
            <text:p><text:s text:c="2"/>@Autowired</text:p>
            <text:p><text:s text:c="2"/>private RedisTemplate&lt;String, String&gt; template;</text:p>
            <text:p/>
            <text:p><text:s text:c="2"/>// inject the template as ListOperations</text:p>
            <text:p><text:s text:c="2"/>@Resource(name="redisTemplate")</text:p>
            <text:p><text:s text:c="2"/>private ListOperations&lt;String, String&gt; listOps;</text:p>
            <text:p/>
            <text:p><text:s text:c="2"/>public void addLink(String userId, URL url) {</text:p>
            <text:p><text:s text:c="4"/>listOps.leftPush(userId, url.toExternalForm());</text:p>
            <text:p><text:s text:c="2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ы Spring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Конструктор класса:</text:p>
            <text:p/>
            <text:p><text:s text:c="4"/>@Inject</text:p>
            <text:p><text:s text:c="4"/>public RetwisRepository(StringRedisTemplate template) {</text:p>
            <text:p><text:s text:c="8"/>this.template = template;</text:p>
            <text:p><text:s text:c="8"/>valueOps = template.opsForValue();</text:p>
            <text:p/>
            <text:p><text:s text:c="8"/>users = new DefaultRedisList&lt;String&gt;(KeyUtils.users(), template);</text:p>
            <text:p><text:s text:c="8"/>timeline = new DefaultRedisList&lt;String&gt;(KeyUtils.timeline(), template);</text:p>
            <text:p><text:s text:c="8"/>userIdCounter = new RedisAtomicLong(KeyUtils.globalUid(), template.getConnectionFactory());</text:p>
            <text:p><text:s text:c="8"/>postIdCounter = new RedisAtomicLong(KeyUtils.globalPid(), template.getConnectionFactory());</text:p>
            <text:p/>
            <text:p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21cm" svg:x="1.4cm" svg:y="0.2cm" presentation:class="outline" presentation:user-transformed="true">
          <draw:text-box>
            <text:p>private List&lt;WebPost&gt; convertPidsToPosts(String key, Range range) { </text:p>
            <text:p>// Пример метода, который выгребает посты</text:p>
            <text:p><text:s text:c="8"/>String pid = "pid:*-&gt;";</text:p>
            <text:p><text:s text:c="8"/>final String pidKey = "#";</text:p>
            <text:p><text:s text:c="8"/>final String uid = "uid";</text:p>
            <text:p><text:s text:c="8"/>final String content = "content";</text:p>
            <text:p><text:s text:c="8"/>final String replyPid = "replyPid";</text:p>
            <text:p><text:s text:c="8"/>final String replyUid = "replyUid";</text:p>
            <text:p><text:s text:c="8"/>final String time = "time";</text:p>
            <text:p/>
            <text:p><text:s text:c="8"/>/**</text:p>
            <text:p><text:s text:c="9"/>* High-level abstraction over a Redis SORT</text:p>
            <text:p><text:s text:c="9"/>* @see http://docs.spring.io/spring-data/data-keyvalue/docs/1.0.x/api/org/springframework/data/keyvalue/redis/core/query/SortQuery.html</text:p>
            <text:p><text:s text:c="9"/>* @see http://redis.io/commands/sort</text:p>
            <text:p><text:s text:c="9"/>*/</text:p>
            <text:p><text:s text:c="8"/>SortQuery&lt;String&gt; query = SortQueryBuilder.sort(key).noSort().get(pidKey).get(pid + uid).get(pid + content).get(</text:p>
            <text:p><text:s text:c="16"/>pid + replyPid).get(pid + replyUid).get(pid + time).limit(range.begin, range.end).build();</text:p>
            <text:p/>
            <text:p><text:s text:c="8"/>/**</text:p>
            <text:p><text:s text:c="9"/>* public interface BulkMapper&lt;T,V&gt; - Mapper translating Redis bulk value responses (typically returned by a sort query) to actual objects.</text:p>
            <text:p><text:s text:c="9"/>* @see http://docs.spring.io/spring-data/redis/docs/1.1.0.M2/api/org/springframework/data/redis/core/BulkMapper.html</text:p>
            <text:p><text:s text:c="9"/>*/</text:p>
            <text:p><text:s text:c="8"/>BulkMapper&lt;WebPost, String&gt; hm = new BulkMapper&lt;WebPost, String&gt;() {</text:p>
            <text:p><text:s text:c="12"/>@Override</text:p>
            <text:p><text:s text:c="12"/>public WebPost mapBulk(List&lt;String&gt; bulk) {</text:p>
            <text:p><text:s text:c="16"/>Map&lt;String, String&gt; map = new LinkedHashMap&lt;String, String&gt;();</text:p>
            <text:p><text:s text:c="16"/>Iterator&lt;String&gt; iterator = bulk.iterator();</text:p>
            <text:p/>
            <text:p><text:s text:c="16"/>String pid = iterator.next();</text:p>
            <text:p><text:s text:c="16"/>map.put(uid, iterator.next());</text:p>
            <text:p><text:s text:c="16"/>map.put(content, iterator.next());</text:p>
            <text:p><text:s text:c="16"/>map.put(replyPid, iterator.next());</text:p>
            <text:p><text:s text:c="16"/>map.put(replyUid, iterator.next());</text:p>
            <text:p><text:s text:c="16"/>map.put(time, iterator.next());</text:p>
            <text:p/>
            <text:p><text:s text:c="16"/>return convertPost(pid, map);</text:p>
            <text:p><text:s text:c="12"/>}</text:p>
            <text:p><text:s text:c="8"/>};</text:p>
            <text:p/>
            <text:p><text:s text:c="8"/>/**</text:p>
            <text:p><text:s text:c="9"/>* Convert ot List</text:p>
            <text:p><text:s text:c="9"/>*/</text:p>
            <text:p><text:s text:c="8"/>List&lt;WebPost&gt; sort = template.sort(query, hm);</text:p>
            <text:p/>
            <text:p><text:s text:c="8"/>return sort;</text:p>
            <text:p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тро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Т.К. строка - очень популярный тип данных, для него есть специальные расширения DefaultStringRedisConnection и StringRedisTemplate, заточенные для работы со строками, которые предоставляют the stored keys and values are human read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0.6cm" svg:x="1.4cm" svg:y="0.4cm" presentation:class="outline" presentation:user-transformed="true">
          <draw:text-box>
            <text:p>&lt;?xml version="1.0" encoding="UTF-8"?&gt;</text:p>
            <text:p>&lt;beans xmlns="http://www.springframework.org/schema/beans"</text:p>
            <text:p><text:s text:c="2"/>xmlns:xsi="http://www.w3.org/2001/XMLSchema-instance"</text:p>
            <text:p><text:s text:c="2"/>xmlns:p="http://www.springframework.org/schema/p"</text:p>
            <text:p><text:s text:c="2"/>xsi:schemaLocation="</text:p>
            <text:p><text:s text:c="8"/>http://www.springframework.org/schema/beans http://www.springframework.org/schema/beans/spring-beans.xsd"&gt;</text:p>
            <text:p><text:s text:c="4"/></text:p>
            <text:p><text:s text:c="2"/>&lt;bean id="jedisConnectionFactory" class="org.springframework.data.redis.connection.jedis.JedisConnectionFactory"</text:p>
            <text:p><text:s text:c="8"/>p:use-pool="true"/&gt;</text:p>
            <text:p><text:s text:c="2"/></text:p>
            <text:p><text:s text:c="2"/>&lt;bean id="stringRedisTemplate" class="org.springframework.data.redis.core.StringRedisTemplate"</text:p>
            <text:p><text:s text:c="4"/>p:connection-factory-ref="jedisConnectionFactory"/&gt;</text:p>
            <text:p/>
            <text:p>&lt;/beans&gt;</text:p>
            <text:p/>
            <text:p>public class Example {</text:p>
            <text:p/>
            <text:p><text:s text:c="2"/>@Autowired</text:p>
            <text:p><text:s text:c="2"/>private StringRedisTemplate redisTemplate;</text:p>
            <text:p/>
            <text:p><text:s text:c="2"/>public void addLink(String userId, URL url) {</text:p>
            <text:p><text:s text:c="4"/>redisTemplate.opsForList().leftPush(userId, url.toExternalForm());</text:p>
            <text:p><text:s text:c="2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Сравнение с мемкешед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ходная производительность</text:p>
              </text:list-item>
              <text:list-item>
                <text:p>редис - дальнейшее развитие мемкашед</text:p>
              </text:list-item>
              <text:list-item>
                <text:p>Размер значений 512MB (memcached limited to 1MB per key)</text:p>
              </text:list-item>
              <text:list-item>
                <text:p>Lua scripting</text:p>
              </text:list-item>
              <text:list-item>
                <text:p>Built in clustering</text:p>
              </text:list-item>
              <text:list-item>
                <text:p>Администрирование и масштабируемость из коробки</text:p>
              </text:list-item>
              <text:list-item>
                <text:p>Может использоваться как простой кеш, подобно Memcached, но и добавляет широкий спектр моделе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арианты использован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Хранилище сессий и профилей пользователей (персистентность);</text:p>
              </text:list-item>
              <text:list-item>
                <text:p>Сервер очередей, плюс держим в уме механизм publish/subscribe;</text:p>
              </text:list-item>
              <text:list-item>
                <text:p>Полноценная замена Memcached, притом в случае с Redis мы получим репликацию, более длинные ключи и значения, возможность восстановления кэша с диска;</text:p>
              </text:list-item>
              <text:list-item>
                <text:p>Место для хранения количества пользователей онлайн, других счетчиков, кодов капч, различных флагов, саджестов поисковых запросов;</text:p>
              </text:list-item>
              <text:list-item>
                <text:p>СУБД для небольших приложений — сокращалок ссылок, имиджбордов, возможно даже блогов;</text:p>
              </text:list-item>
              <text:list-item>
                <text:p>Роль «словаря» в шардинге, то есть сервер, который знает, какие шарды на каких серверах искать;</text:p>
              </text:list-item>
              <text:list-item>
                <text:p>Хранилище промежуточных результатов вычислений при обработке больших объемов данных (напр, для map reduce?);</text:p>
              </text:list-item>
              <text:list-item>
                <text:p>Хранилище коротких профилей пользователя (совместно с Lazy Loading), кеширование представлений и других редко меняющихся данных (напр, списка городов, списка категорий, списка товаров в категории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Ссылк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a xlink:href="https://habrahabr.ru/post/270251/" xlink:type="simple">https://habrahabr.ru/post/270251/</text:a> </text:p>
            <text:p><text:a xlink:href="http://redis.io/" xlink:type="simple">http://redis.io/</text:a> </text:p>
            <text:p/>
            <text:p><text:a xlink:href="https://github.com/spring-projects/spring-data-keyvalue-examples/tree/master/retwisj/src/main/java/org/springframework/data/redis/samples/retwisj" xlink:type="simple">https://github.com/spring-projects/spring-data-keyvalue-examples/tree/master/retwisj/src/main/java/org/springframework/data/redis/samples/retwisj</text:a> <text:s/>пример проекта (twitter clone) на spring data</text:p>
            <text:p><text:a xlink:href="http://redis.io/topics/twitter-clone" xlink:type="simple">http://redis.io/topics/twitter-clone</text:a> <text:s/>пояснение проекта</text:p>
            <text:p/>
            <text:p><text:a xlink:href="http://oldblog.antirez.com/post/take-advantage-of-redis-adding-it-to-your-stack.html" xlink:type="simple">http://oldblog.antirez.com/post/take-advantage-of-redis-adding-it-to-your-stack.html</text:a> - <text:s/>Как воспользоваться Redis просто добавив его в стек (статья от создателя Редис)</text:p>
            <text:p/>
            <text:p><text:a xlink:href="http://docs.spring.io/spring-data/redis/docs/1.2.x/reference/html/redis.html" xlink:type="simple">http://docs.spring.io/spring-data/redis/docs/1.2.x/reference/html/redis.html</text:a> <text:s/>дока по Sping Data Redis</text:p>
            <text:p/>
            <text:p><text:a xlink:href="http://eax.me/redis/" xlink:type="simple">http://eax.me/redis/</text:a> <text:s/>вводная статья</text:p>
            <text:p><text:a xlink:href="http://www.tutorialspoint.com/redis/redis_java.htm" xlink:type="simple">http://www.tutorialspoint.com/redis/redis_java.htm</text:a> <text:s/></text:p>
            <text:p/>
            <text:p><text:a xlink:href="https://habrahabr.ru/post/271205/" xlink:type="simple">https://habrahabr.ru/post/271205/</text:a> <text:s/>под капотом хеш таблица</text:p>
            <text:p><text:a xlink:href="https://habrahabr.ru/post/204354/" xlink:type="simple">https://habrahabr.ru/post/204354/</text:a> <text:s/>шпаргалка по основным командам</text:p>
            <text:p/>
            <text:p><text:a xlink:href="https://github.com/xetorthio/jedis" xlink:type="simple">https://github.com/xetorthio/jedis</text:a> <text:s/>сырцы джедиса</text:p>
            <text:p><text:a xlink:href="http://www.tutorialspoint.com/redis/redis_java.htm" xlink:type="simple">http://www.tutorialspoint.com/redis/redis_java.htm</text:a> <text:s/>примеры кода</text:p>
            <text:p><text:a xlink:href="https://habrahabr.ru/post/178525/" xlink:type="simple">https://habrahabr.ru/post/178525/</text:a> <text:s/>проблемы редис</text:p>
            <text:p/>
            <text:p><text:a xlink:href="https://redislabs.com/redis-java" xlink:type="simple">https://redislabs.com/redis-java</text:a> Альтернативный клиент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21:35:09.093061720</meta:creation-date>
    <meta:editing-duration>PT24M46S</meta:editing-duration>
    <meta:editing-cycles>8</meta:editing-cycles>
    <meta:generator>LibreOffice/5.0.5.2$Linux_X86_64 LibreOffice_project/00m0$Build-2</meta:generator>
    <dc:date>2016-05-25T22:30:56.581593310</dc:date>
    <meta:document-statistic meta:object-count="79"/>
  </office:meta>
</office:document-meta>
</file>